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text-properties style:font-name="Liberation Serif" fo:font-size="12pt" fo:font-weight="normal" officeooo:paragraph-rsid="001e6bde" style:font-size-asian="12pt" style:font-weight-asian="normal" style:font-size-complex="12pt" style:font-weight-complex="normal"/>
    </style:style>
    <style:style style:name="P2" style:family="paragraph" style:parent-style-name="Standard">
      <style:text-properties style:font-name="Liberation Serif" fo:font-size="12pt" fo:font-weight="normal" officeooo:paragraph-rsid="001e6bde" style:font-size-asian="12pt" style:font-weight-asian="normal" style:font-size-complex="12pt" style:font-weight-complex="normal"/>
    </style:style>
    <style:style style:name="P3" style:family="paragraph" style:parent-style-name="Standard">
      <style:text-properties style:font-name="Liberation Serif" fo:font-size="12pt" fo:font-weight="bold" officeooo:paragraph-rsid="001e6bde"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Liberation Serif" fo:font-size="12pt" fo:font-weight="bold" officeooo:paragraph-rsid="001e6bde"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ring machine with doubly infinite tape(I)</text:p>
      <text:p text:style-name="P2">Similar to a normal Turing-machine, but its tape is infinite on the left as well as to the right. The tape is initially filled with blanks except for the portion that contains the input. Computation is defined as usual except that the head never encounters an end to the tape as it moves leftward.</text:p>
      <text:p text:style-name="P2"/>
      <text:p text:style-name="P3">A language is Turing-Recognizable if and only if some doubly-infinite tape Turing-Machine recognizes it.</text:p>
      <text:list xml:id="list662217219" text:style-name="L1">
        <text:list-item>
          <text:p text:style-name="P1">A language is Turing-Recognizable if some doubly-infinite tape Turing-Machine recognizes it.</text:p>
          <text:list>
            <text:list-item>
              <text:p text:style-name="P1">Need to show that there exists a TM equivalent to I. Then TM will also recognize L and L will be Turing-recognizable.</text:p>
            </text:list-item>
            <text:list-item>
              <text:p text:style-name="P1">The equivalent TM is as follows. </text:p>
              <text:list>
                <text:list-item>
                  <text:p text:style-name="P1">Consider a 2-tape Turing-machine. The first tape is for movements of the head rightward from the start of the input string and the second one for the movements of the head leftward from the start of the input string.</text:p>
                </text:list-item>
              </text:list>
            </text:list-item>
          </text:list>
        </text:list-item>
        <text:list-item>
          <text:p text:style-name="P1">If a language is Turing-Recognizable then some doubly-infinite tape Turing-Machine recognizes it.</text:p>
          <text:list>
            <text:list-item>
              <text:p text:style-name="P1">Need to show that there exists an I equivalent to TM</text:p>
            </text:list-item>
            <text:list-item>
              <text:p text:style-name="P1">The equivalent I is as follows</text:p>
              <text:list>
                <text:list-item>
                  <text:p text:style-name="P1">I initially marks the start of input on the tape so that it can prevent its head from moving of the left en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2-01T12:58:22</meta:creation-date>
    <dc:date>2013-02-01T13:01:30</dc:date>
    <dc:creator>Kempa </dc:creator>
    <meta:editing-duration>PT1M11S</meta:editing-duration>
    <meta:editing-cycles>1</meta:editing-cycles>
    <meta:document-statistic meta:table-count="0" meta:image-count="0" meta:object-count="0" meta:page-count="1" meta:paragraph-count="11" meta:word-count="214" meta:character-count="1200" meta:non-whitespace-character-count="1006"/>
    <meta:generator>LibreOffice/3.6$Linux_x86 LibreOffice_project/360m1$Build-2</meta:generator>
  </office:meta>
</office:document-meta>
</file>